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eeeeee" draw:textarea-horizontal-align="justify" draw:textarea-vertical-align="middle" draw:auto-grow-height="false" fo:min-height="2.45cm" fo:min-width="3cm"/>
    </style:style>
    <style:style style:name="gr2" style:family="graphic" style:parent-style-name="standard">
      <style:graphic-properties draw:textarea-horizontal-align="justify" draw:textarea-vertical-align="middle" draw:auto-grow-height="false" fo:min-height="2.35cm" fo:min-width="28.1cm"/>
    </style:style>
    <style:style style:name="gr3" style:family="graphic" style:parent-style-name="standard">
      <style:graphic-properties draw:textarea-horizontal-align="justify" draw:textarea-vertical-align="middle" draw:auto-grow-height="false" fo:min-height="2.95cm" fo:min-width="7cm"/>
    </style:style>
    <style:style style:name="gr4" style:family="graphic" style:parent-style-name="standard">
      <style:graphic-properties draw:textarea-horizontal-align="justify" draw:textarea-vertical-align="middle" draw:auto-grow-height="false" fo:min-height="2.85cm" fo:min-width="5.4cm"/>
    </style:style>
    <style:style style:name="gr5" style:family="graphic" style:parent-style-name="standard">
      <style:graphic-properties draw:textarea-horizontal-align="justify" draw:textarea-vertical-align="middle" draw:auto-grow-height="false" fo:min-height="2.65cm" fo:min-width="5.5cm"/>
    </style:style>
    <style:style style:name="gr6" style:family="graphic" style:parent-style-name="standard">
      <style:graphic-properties draw:textarea-horizontal-align="justify" draw:textarea-vertical-align="middle" draw:auto-grow-height="false" fo:min-height="2.25cm" fo:min-width="3.6cm"/>
    </style:style>
    <style:style style:name="gr7" style:family="graphic" style:parent-style-name="standard">
      <style:graphic-properties draw:textarea-horizontal-align="justify" draw:textarea-vertical-align="middle" draw:auto-grow-height="false" fo:min-height="4.65cm" fo:min-width="10.1cm"/>
    </style:style>
    <style:style style:name="gr8" style:family="graphic" style:parent-style-name="standard">
      <style:graphic-properties draw:fill-color="#0084d1" draw:textarea-horizontal-align="justify" draw:textarea-vertical-align="middle" draw:auto-grow-height="false" fo:min-height="1.25cm" fo:min-width="2.5cm"/>
    </style:style>
    <style:style style:name="gr9" style:family="graphic" style:parent-style-name="standard">
      <style:graphic-properties draw:fill-color="#0084d1" draw:textarea-horizontal-align="justify" draw:textarea-vertical-align="middle" draw:auto-grow-height="false" fo:min-height="1.05cm" fo:min-width="2.8cm"/>
    </style:style>
    <style:style style:name="gr10" style:family="graphic" style:parent-style-name="standard">
      <style:graphic-properties draw:fill-color="#0084d1" draw:textarea-horizontal-align="justify" draw:textarea-vertical-align="middle" draw:auto-grow-height="false" fo:min-height="0.95cm" fo:min-width="2.8cm"/>
    </style:style>
    <style:style style:name="gr11" style:family="graphic" style:parent-style-name="standard">
      <style:graphic-properties draw:textarea-horizontal-align="justify" draw:textarea-vertical-align="middle" draw:auto-grow-height="false" fo:min-height="2.45cm" fo:min-width="4cm"/>
    </style:style>
    <style:style style:name="gr12" style:family="graphic" style:parent-style-name="objectwithoutfill">
      <style:graphic-properties draw:marker-end="Arrow" draw:marker-end-width="0.3cm" draw:fill="none" draw:textarea-vertical-align="middle"/>
    </style:style>
    <style:style style:name="gr13" style:family="graphic" style:parent-style-name="objectwithoutfill">
      <style:graphic-properties draw:stroke="dash" draw:stroke-dash="Dashed_20__28_var_29_" draw:fill="none" draw:textarea-vertical-align="middle"/>
    </style:style>
    <style:style style:name="gr14" style:family="graphic" style:parent-style-name="standard">
      <style:graphic-properties draw:marker-start="Arrow" draw:marker-start-width="0.3cm" draw:textarea-vertical-align="middle"/>
    </style:style>
    <style:style style:name="gr1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6" style:family="graphic" style:parent-style-name="standard">
      <style:graphic-properties draw:fill-color="#0084d1" draw:textarea-horizontal-align="justify" draw:textarea-vertical-align="middle" draw:auto-grow-height="false" fo:min-height="1.15cm" fo:min-width="2.8cm"/>
    </style:style>
    <style:style style:name="gr17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18" style:family="graphic" style:parent-style-name="standard">
      <style:graphic-properties draw:stroke="none" svg:stroke-color="#000000" draw:fill="none" draw:fill-color="#ffffff" fo:min-height="1.35cm"/>
    </style:style>
    <style:style style:name="gr19" style:family="graphic" style:parent-style-name="standard">
      <style:graphic-properties draw:fill-color="#dddddd" draw:textarea-horizontal-align="justify" draw:textarea-vertical-align="middle" draw:auto-grow-height="false" fo:min-height="2.45cm" fo:min-width="3cm"/>
    </style:style>
    <style:style style:name="gr20" style:family="graphic" style:parent-style-name="standard">
      <style:graphic-properties draw:stroke="none" svg:stroke-color="#000000" draw:fill="none" draw:fill-color="#ffffff" fo:min-height="1.138cm"/>
    </style:style>
    <style:style style:name="gr21" style:family="graphic" style:parent-style-name="standard">
      <style:graphic-properties draw:fill-color="#ffcc99" draw:textarea-horizontal-align="justify" draw:textarea-vertical-align="middle" draw:auto-grow-height="false" fo:min-height="2.25cm" fo:min-width="2.4cm"/>
    </style:style>
    <style:style style:name="gr22" style:family="graphic" style:parent-style-name="standard">
      <style:graphic-properties draw:fill-color="#ffcc99" draw:textarea-horizontal-align="justify" draw:textarea-vertical-align="middle" draw:auto-grow-height="false" fo:min-height="2.25cm" fo:min-width="3.6cm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0.099cm" svg:height="17.799cm" svg:x="2.701cm" svg:y="2.401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28.6cm" svg:height="2.6cm" svg:x="3.2cm" svg:y="10.8cm">
          <text:p text:style-name="P2">Surveil API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7.5cm" svg:height="3.2cm" svg:x="3.4cm" svg:y="16.5cm">
          <text:p text:style-name="P2">API Client</text:p>
          <text:p text:style-name="P2"><text:span text:style-name="T1">(Web UI / CLI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5.9cm" svg:height="3.1cm" svg:x="19cm" svg:y="16.6cm">
          <text:p text:style-name="P2">Grafana</text:p>
          <text:p text:style-name="P2"><text:span text:style-name="T1">Generate graphics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5" draw:text-style-name="P2" draw:layer="layout" svg:width="6.6cm" svg:height="1.7cm" svg:x="25.8cm" svg:y="6.1cm">
          <text:p text:style-name="P2">Authentication</text:p>
          <text:p text:style-name="P2">servi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draw:layer="layout" svg:width="5.2cm" svg:height="2.5cm" svg:x="26.8cm" svg:y="2.8cm">
          <text:p text:style-name="P2">InfluxDB</text:p>
          <text:p text:style-name="P2"><text:span text:style-name="T1">Historisa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2" draw:layer="layout" svg:width="10.6cm" svg:height="5cm" svg:x="12cm" svg:y="2.8cm">
          <text:p text:style-name="P2">Alignak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3" draw:layer="layout" svg:width="3cm" svg:height="1.5cm" svg:x="19.2cm" svg:y="3.1cm">
          <text:p text:style-name="P2"><text:span text:style-name="T2">mod-influxd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" draw:text-style-name="P3" draw:layer="layout" svg:width="3.3cm" svg:height="1.3cm" svg:x="12.3cm" svg:y="3.1cm">
          <text:p text:style-name="P2"><text:span text:style-name="T2">mod-mongod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3" draw:layer="layout" svg:width="3.3cm" svg:height="1.2cm" svg:x="12.3cm" svg:y="6.3cm">
          <text:p text:style-name="P2"><text:span text:style-name="T2">mod-ws-arbi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2" draw:layer="layout" svg:width="4.5cm" svg:height="2.7cm" svg:x="3.1cm" svg:y="3.2cm">
          <text:p text:style-name="P2">MongoDB</text:p>
          <text:p text:style-name="P2"><text:span text:style-name="T2">Configuration and</text:span></text:p>
          <text:p text:style-name="P2"><text:span text:style-name="T2">Live sta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12" draw:text-style-name="P3" draw:layer="layout" svg:x1="4.2cm" svg:y1="10.8cm" svg:x2="4.2cm" svg:y2="5.9cm">
          <text:p text:style-name="P2"><text:span text:style-name="T2">provisions configuration</text:span></text:p>
          <text:p text:style-name="P2"><text:span text:style-name="T2"/></text:p>
        </draw:line>
        <draw:line draw:style-name="gr12" draw:text-style-name="P3" draw:layer="layout" svg:x1="4.2cm" svg:y1="16.5cm" svg:x2="4.2cm" svg:y2="13.4cm">
          <text:p text:style-name="P2"><text:span text:style-name="T2">configures</text:span></text:p>
          <text:p text:style-name="P2"><text:span text:style-name="T2"/></text:p>
        </draw:line>
        <draw:line draw:style-name="gr13" draw:text-style-name="P2" draw:layer="layout" svg:x1="4.2cm" svg:y1="10.8cm" svg:x2="4.2cm" svg:y2="13.4cm">
          <text:p/>
        </draw:line>
        <draw:line draw:style-name="gr12" draw:text-style-name="P3" draw:layer="layout" svg:x1="9.5cm" svg:y1="16.5cm" svg:x2="9.5cm" svg:y2="13.4cm">
          <text:p text:style-name="P2"><text:span text:style-name="T2">controls</text:span></text:p>
          <text:p text:style-name="P2"><text:span text:style-name="T2"/></text:p>
        </draw:line>
        <draw:line draw:style-name="gr13" draw:text-style-name="P2" draw:layer="layout" svg:x1="9.5cm" svg:y1="10.8cm" svg:x2="9.5cm" svg:y2="13.4cm">
          <text:p/>
        </draw:line>
        <draw:line draw:style-name="gr12" draw:text-style-name="P3" draw:layer="layout" svg:x1="9.5cm" svg:y1="10.8cm" svg:x2="12.3cm" svg:y2="7.5cm">
          <text:p text:style-name="P2"><text:span text:style-name="T2">controls</text:span></text:p>
          <text:p text:style-name="P2"><text:span text:style-name="T2"/></text:p>
        </draw:line>
        <draw:line draw:style-name="gr12" draw:text-style-name="P3" draw:layer="layout" svg:x1="22.2cm" svg:y1="3.8cm" svg:x2="26.8cm" svg:y2="3.8cm">
          <text:p text:style-name="P2"><text:span text:style-name="T2">stores metrics</text:span></text:p>
          <text:p text:style-name="P2"><text:span text:style-name="T2"/></text:p>
        </draw:line>
        <draw:line draw:style-name="gr14" draw:text-style-name="P3" draw:layer="layout" svg:x1="7.6cm" svg:y1="3.7cm" svg:x2="12.3cm" svg:y2="3.7cm">
          <text:p text:style-name="P2"><text:span text:style-name="T2">loads config</text:span><text:span text:style-name="T2"><text:line-break/></text:span><text:span text:style-name="T2"/></text:p>
        </draw:line>
        <draw:line draw:style-name="gr15" draw:text-style-name="P3" draw:layer="layout" svg:x1="29.1cm" svg:y1="10.8cm" svg:x2="29.1cm" svg:y2="7.8cm">
          <text:p text:style-name="P2"><text:span text:style-name="T2">authentication</text:span><text:span text:style-name="T2"><text:line-break/></text:span><text:span text:style-name="T2"/></text:p>
        </draw:line>
        <draw:line draw:style-name="gr13" draw:text-style-name="P2" draw:layer="controls" svg:x1="22cm" svg:y1="10.8cm" svg:x2="22cm" svg:y2="13.4cm">
          <text:p/>
        </draw:line>
        <draw:custom-shape draw:style-name="gr16" draw:text-style-name="P3" draw:layer="controls" svg:width="3.3cm" svg:height="1.4cm" svg:x="12.3cm" svg:y="4.7cm">
          <text:p text:style-name="P2"><text:span text:style-name="T2">mod-mongo-liv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14" draw:text-style-name="P3" draw:layer="controls" svg:x1="7.6cm" svg:y1="5.5cm" svg:x2="12.3cm" svg:y2="5.5cm">
          <text:p text:style-name="P2"><text:span text:style-name="T2">stores live states</text:span><text:span text:style-name="T2"><text:line-break/></text:span><text:span text:style-name="T2"/></text:p>
        </draw:line>
        <draw:line draw:style-name="gr13" draw:text-style-name="P2" draw:layer="controls" svg:x1="7cm" svg:y1="10.9cm" svg:x2="7cm" svg:y2="13.5cm">
          <text:p/>
        </draw:line>
        <draw:line draw:style-name="gr17" draw:text-style-name="P2" draw:layer="layout" svg:x1="22cm" svg:y1="10.9cm" svg:x2="26.8cm" svg:y2="4.6cm">
          <text:p/>
        </draw:line>
        <draw:line draw:style-name="gr15" draw:text-style-name="P3" draw:layer="layout" svg:x1="7cm" svg:y1="16.6cm" svg:x2="7cm" svg:y2="13.4cm">
          <text:p text:style-name="P2"><text:span text:style-name="T2">queries states</text:span><text:span text:style-name="T2"><text:line-break/></text:span><text:span text:style-name="T2"><text:line-break/></text:span><text:span text:style-name="T2"/></text:p>
        </draw:line>
        <draw:line draw:style-name="gr17" draw:text-style-name="P2" draw:layer="layout" svg:x1="7cm" svg:y1="10.8cm" svg:x2="7cm" svg:y2="5.9cm">
          <text:p/>
        </draw:line>
        <draw:line draw:style-name="gr15" draw:text-style-name="P3" draw:layer="layout" svg:x1="22cm" svg:y1="16.6cm" svg:x2="22cm" svg:y2="13.4cm">
          <text:p text:style-name="P2"><text:span text:style-name="T2">queries metrics</text:span><text:span text:style-name="T2"><text:line-break/></text:span><text:span text:style-name="T2"><text:line-break/></text:span><text:span text:style-name="T2"/></text:p>
        </draw:line>
        <draw:frame draw:style-name="gr18" draw:text-style-name="P4" draw:layer="layout" svg:width="33.56cm" svg:height="1.6cm" svg:x="1cm" svg:y="1.3cm">
          <draw:text-box draw:corner-radius="14.8cm">
            <text:p text:style-name="P2"><text:span text:style-name="T3">Surveil</text:span></text:p>
          </draw:text-box>
        </draw:frame>
        <draw:custom-shape draw:style-name="gr8" draw:text-style-name="P3" draw:layer="layout" svg:width="3cm" svg:height="1.5cm" svg:x="19.201cm" svg:y="3.101cm">
          <text:p text:style-name="P2"><text:span text:style-name="T2">mod-influxd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</draw:page>
      <draw:page draw:name="page2" draw:style-name="dp1" draw:master-page-name="Default">
        <draw:custom-shape draw:style-name="gr19" draw:text-style-name="P1" draw:layer="layout" svg:width="6.599cm" svg:height="16.7cm" svg:x="27.8cm" svg:y="2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" draw:text-style-name="P1" draw:layer="layout" svg:width="25.899cm" svg:height="16.7cm" svg:x="1.101cm" svg:y="2.7cm">
          <text:p/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2" draw:layer="layout" svg:width="24.817cm" svg:height="2.256cm" svg:x="1.614cm" svg:y="11.377cm">
          <text:p text:style-name="P2">Surveil API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3" draw:text-style-name="P2" draw:layer="layout" svg:width="6.508cm" svg:height="2.777cm" svg:x="1.788cm" svg:y="16.323cm">
          <text:p text:style-name="P2">API Client</text:p>
          <text:p text:style-name="P2"><text:span text:style-name="T1">(Web UI / CLI)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5.119cm" svg:height="2.69cm" svg:x="15.325cm" svg:y="16.41cm">
          <text:p text:style-name="P2">Grafana</text:p>
          <text:p text:style-name="P2"><text:span text:style-name="T1">Data visualisa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6" draw:text-style-name="P2" draw:layer="layout" svg:width="4.512cm" svg:height="2.169cm" svg:x="22.093cm" svg:y="4.002cm">
          <text:p text:style-name="P2">InfluxDB</text:p>
          <text:p text:style-name="P2"><text:span text:style-name="T1">Historisation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7" draw:text-style-name="P2" draw:layer="layout" svg:width="9.198cm" svg:height="4.338cm" svg:x="9.25cm" svg:y="4.002cm">
          <text:p text:style-name="P2">Alignak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8" draw:text-style-name="P3" draw:layer="layout" svg:width="2.603cm" svg:height="1.301cm" svg:x="15.498cm" svg:y="4.262cm">
          <text:p text:style-name="P2"><text:span text:style-name="T2">mod-influxd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9" draw:text-style-name="P3" draw:layer="layout" svg:width="3.189cm" svg:height="1.128cm" svg:x="9.511cm" svg:y="4.262cm">
          <text:p text:style-name="P2"><text:span text:style-name="T2">mod-mongod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0" draw:text-style-name="P3" draw:layer="layout" svg:width="3.189cm" svg:height="1.041cm" svg:x="9.511cm" svg:y="7.039cm">
          <text:p text:style-name="P2"><text:span text:style-name="T2">mod-ws-arbiter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1" draw:text-style-name="P2" draw:layer="layout" svg:width="3.904cm" svg:height="2.343cm" svg:x="1.528cm" svg:y="4.349cm">
          <text:p text:style-name="P2">MongoDB</text:p>
          <text:p text:style-name="P2"><text:span text:style-name="T2">Configuration and</text:span></text:p>
          <text:p text:style-name="P2"><text:span text:style-name="T2">Live stat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12" draw:text-style-name="P3" draw:layer="layout" svg:x1="2.482cm" svg:y1="11.378cm" svg:x2="2.482cm" svg:y2="6.692cm">
          <text:p text:style-name="P2"><text:span text:style-name="T2">provisions configuration</text:span></text:p>
          <text:p text:style-name="P2"><text:span text:style-name="T2"/></text:p>
        </draw:line>
        <draw:line draw:style-name="gr12" draw:text-style-name="P3" draw:layer="layout" svg:x1="2.482cm" svg:y1="16.323cm" svg:x2="2.482cm" svg:y2="13.633cm">
          <text:p text:style-name="P2"><text:span text:style-name="T2">configures</text:span></text:p>
          <text:p text:style-name="P2"><text:span text:style-name="T2"/></text:p>
        </draw:line>
        <draw:line draw:style-name="gr13" draw:text-style-name="P2" draw:layer="layout" svg:x1="2.482cm" svg:y1="11.377cm" svg:x2="2.482cm" svg:y2="13.633cm">
          <text:p/>
        </draw:line>
        <draw:line draw:style-name="gr12" draw:text-style-name="P3" draw:layer="layout" svg:x1="7.081cm" svg:y1="16.323cm" svg:x2="7.081cm" svg:y2="13.633cm">
          <text:p text:style-name="P2"><text:span text:style-name="T2">controls</text:span></text:p>
          <text:p text:style-name="P2"><text:span text:style-name="T2"/></text:p>
        </draw:line>
        <draw:line draw:style-name="gr13" draw:text-style-name="P2" draw:layer="layout" svg:x1="7.081cm" svg:y1="11.377cm" svg:x2="7.081cm" svg:y2="13.633cm">
          <text:p/>
        </draw:line>
        <draw:line draw:style-name="gr12" draw:text-style-name="P3" draw:layer="layout" svg:x1="7.081cm" svg:y1="11.377cm" svg:x2="9.511cm" svg:y2="8.08cm">
          <text:p text:style-name="P2"><text:span text:style-name="T2">controls</text:span></text:p>
          <text:p text:style-name="P2"><text:span text:style-name="T2"/></text:p>
        </draw:line>
        <draw:line draw:style-name="gr12" draw:text-style-name="P3" draw:layer="layout" svg:x1="18.101cm" svg:y1="4.869cm" svg:x2="22.093cm" svg:y2="4.869cm">
          <text:p text:style-name="P2"><text:span text:style-name="T2">stores metrics</text:span></text:p>
          <text:p text:style-name="P2"><text:span text:style-name="T2"/></text:p>
        </draw:line>
        <draw:line draw:style-name="gr14" draw:text-style-name="P3" draw:layer="layout" svg:x1="5.432cm" svg:y1="4.783cm" svg:x2="9.51cm" svg:y2="4.783cm">
          <text:p text:style-name="P2"><text:span text:style-name="T2">loads config</text:span><text:span text:style-name="T2"><text:line-break/></text:span><text:span text:style-name="T2"/></text:p>
        </draw:line>
        <draw:line draw:style-name="gr13" draw:text-style-name="P2" draw:layer="controls" svg:x1="17.928cm" svg:y1="11.377cm" svg:x2="17.928cm" svg:y2="13.633cm">
          <text:p/>
        </draw:line>
        <draw:custom-shape draw:style-name="gr16" draw:text-style-name="P3" draw:layer="controls" svg:width="3.189cm" svg:height="1.215cm" svg:x="9.511cm" svg:y="5.65cm">
          <text:p text:style-name="P2"><text:span text:style-name="T2">mod-mongo-live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14" draw:text-style-name="P3" draw:layer="controls" svg:x1="5.432cm" svg:y1="6.344cm" svg:x2="9.51cm" svg:y2="6.344cm">
          <text:p text:style-name="P2"><text:span text:style-name="T2">stores live states</text:span><text:span text:style-name="T2"><text:line-break/></text:span><text:span text:style-name="T2"/></text:p>
        </draw:line>
        <draw:line draw:style-name="gr13" draw:text-style-name="P2" draw:layer="controls" svg:x1="4.912cm" svg:y1="11.464cm" svg:x2="4.912cm" svg:y2="13.72cm">
          <text:p/>
        </draw:line>
        <draw:line draw:style-name="gr17" draw:text-style-name="P2" draw:layer="layout" svg:x1="17.928cm" svg:y1="11.377cm" svg:x2="22.093cm" svg:y2="5.563cm">
          <text:p/>
        </draw:line>
        <draw:line draw:style-name="gr15" draw:text-style-name="P3" draw:layer="layout" svg:x1="4.912cm" svg:y1="16.41cm" svg:x2="4.912cm" svg:y2="13.547cm">
          <text:p text:style-name="P2"><text:span text:style-name="T2">queries states</text:span><text:span text:style-name="T2"><text:line-break/></text:span><text:span text:style-name="T2"><text:line-break/></text:span><text:span text:style-name="T2"/></text:p>
        </draw:line>
        <draw:line draw:style-name="gr17" draw:text-style-name="P2" draw:layer="layout" svg:x1="4.912cm" svg:y1="11.378cm" svg:x2="4.912cm" svg:y2="6.692cm">
          <text:p/>
        </draw:line>
        <draw:line draw:style-name="gr15" draw:text-style-name="P3" draw:layer="layout" svg:x1="17.928cm" svg:y1="16.41cm" svg:x2="17.928cm" svg:y2="13.633cm">
          <text:p text:style-name="P2"><text:span text:style-name="T2">queries metrics</text:span><text:span text:style-name="T2"><text:line-break/></text:span><text:span text:style-name="T2"><text:line-break/></text:span><text:span text:style-name="T2"/></text:p>
        </draw:line>
        <draw:frame draw:style-name="gr20" draw:text-style-name="P2" draw:layer="layout" svg:width="29.121cm" svg:height="1.388cm" svg:x="-0.421cm" svg:y="2.7cm">
          <draw:text-box draw:corner-radius="14.8cm">
            <text:p text:style-name="P2">Surveil</text:p>
          </draw:text-box>
        </draw:frame>
        <draw:custom-shape draw:style-name="gr8" draw:text-style-name="P3" draw:layer="layout" svg:width="3.302cm" svg:height="1.301cm" svg:x="14.8cm" svg:y="4.263cm">
          <text:p text:style-name="P2"><text:span text:style-name="T2">mod-influxdb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21" draw:text-style-name="P1" draw:layer="layout" svg:width="5.6cm" svg:height="2.5cm" svg:x="28.4cm" svg:y="14.6cm">
          <text:p text:style-name="P2"><text:span text:style-name="T4">Keystone</text:span></text:p>
          <text:p text:style-name="P2"><text:span text:style-name="T2">authentication</text:span></text:p>
          <draw:enhanced-geometry svg:viewBox="0 0 21600 21600" draw:type="rectangle" draw:enhanced-path="M 0 0 L 21600 0 21600 21600 0 21600 0 0 Z N"/>
        </draw:custom-shape>
        <draw:line draw:style-name="gr15" draw:text-style-name="P3" draw:layer="layout" svg:x1="24.3cm" svg:y1="13.7cm" svg:x2="28.5cm" svg:y2="16cm">
          <text:p text:style-name="P2"><text:span text:style-name="T2">authentication</text:span><text:span text:style-name="T2"><text:line-break/></text:span><text:span text:style-name="T2"><text:line-break/></text:span><text:span text:style-name="T2"/></text:p>
        </draw:line>
        <draw:custom-shape draw:style-name="gr22" draw:text-style-name="P1" draw:layer="layout" svg:width="5.6cm" svg:height="2.5cm" svg:x="28.4cm" svg:y="3.9cm">
          <text:p text:style-name="P2"><text:span text:style-name="T4">Heat</text:span></text:p>
          <text:p text:style-name="P2"><text:span text:style-name="T1">Orchestration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2" draw:text-style-name="P3" draw:layer="layout" svg:x1="31.2cm" svg:y1="9.9cm" svg:x2="31.2cm" svg:y2="6.4cm">
          <text:p text:style-name="P2"><text:span text:style-name="T2">notifies</text:span></text:p>
          <text:p text:style-name="P2"><text:span text:style-name="T2"/></text:p>
        </draw:line>
        <draw:line draw:style-name="gr14" draw:text-style-name="P3" draw:layer="layout" svg:x1="32.9cm" svg:y1="9.8cm" svg:x2="32.9cm" svg:y2="6.4cm">
          <text:p text:style-name="P2"><text:span text:style-name="T2">subscribes</text:span></text:p>
          <text:p text:style-name="P2"><text:span text:style-name="T2"/></text:p>
        </draw:line>
        <draw:custom-shape draw:style-name="gr8" draw:text-style-name="P3" draw:layer="layout" svg:width="3.298cm" svg:height="1.2cm" svg:x="14.801cm" svg:y="6.9cm">
          <text:p text:style-name="P2"><text:span text:style-name="T2">mod-ceilomet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12" draw:text-style-name="P3" draw:layer="layout" svg:x1="17.8cm" svg:y1="7.4cm" svg:x2="28.5cm" svg:y2="10.9cm">
          <text:p text:style-name="P2"><text:span text:style-name="T2">stores metrics</text:span></text:p>
          <text:p text:style-name="P2"><text:span text:style-name="T2"/></text:p>
        </draw:line>
        <draw:custom-shape draw:style-name="gr22" draw:text-style-name="P1" draw:layer="layout" svg:width="5.6cm" svg:height="2.5cm" svg:x="28.4cm" svg:y="9.8cm">
          <text:p text:style-name="P2"><text:span text:style-name="T4">Ceilometer</text:span></text:p>
          <text:p text:style-name="P2"><text:span text:style-name="T1">collect measurement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18" draw:text-style-name="P4" draw:layer="layout" svg:width="33.56cm" svg:height="1.6cm" svg:x="1cm" svg:y="1.3cm">
          <draw:text-box draw:corner-radius="14.8cm">
            <text:p text:style-name="P2"><text:span text:style-name="T3">Surveil integration with OpenStack</text:span></text:p>
          </draw:text-box>
        </draw:frame>
        <draw:frame draw:style-name="gr20" draw:text-style-name="P2" draw:layer="layout" svg:width="4.5cm" svg:height="1.388cm" svg:x="29cm" svg:y="2.9cm">
          <draw:text-box draw:corner-radius="14.8cm">
            <text:p text:style-name="P2">OpenStack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fill="none" draw:fill-gradient-name="Gradient_20_7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35.56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  <style:master-page style:name="Default_5f_" style:display-name="Default_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xandre Viau</meta:initial-creator>
    <meta:creation-date>2015-05-12T19:17:48.310839638</meta:creation-date>
    <dc:date>2015-06-08T12:38:36.551398846</dc:date>
    <meta:editing-duration>PT9H16M56S</meta:editing-duration>
    <meta:editing-cycles>22</meta:editing-cycles>
    <meta:generator>LibreOffice/4.2.8.2$Linux_X86_64 LibreOffice_project/420m0$Build-2</meta:generator>
    <meta:document-statistic meta:object-count="69"/>
  </office:meta>
</office:document-meta>
</file>